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(JS) - это высокоуровневый интерпретируемый язык программирования, который широко используется для создания динамических интерактивных веб-страниц.</text:p>
      <text:h text:style-name="P4" text:outline-level="3">Составляющие JavaScript:</text:h>
      <text:list xml:id="list1547896025297106967" text:style-name="L1">
        <text:list-item>
          <text:p text:style-name="P2"><text:span text:style-name="Strong_20_Emphasis">Синтаксис:</text:span></text:p>
          <text:list>
            <text:list-item>
              <text:p text:style-name="P3">Основные правила и структура, синтаксис для создания и выполнения кода.</text:p>
            </text:list-item>
          </text:list>
        </text:list-item>
        <text:list-item>
          <text:p text:style-name="P2"><text:span text:style-name="Strong_20_Emphasis">Типы данных и переменные:</text:span></text:p>
          <text:list>
            <text:list-item>
              <text:p text:style-name="P3">Различные типы данных (числа, строки, булевы значения) и возможность хранить и оперировать данными.</text:p>
            </text:list-item>
          </text:list>
        </text:list-item>
        <text:list-item>
          <text:p text:style-name="P2"><text:span text:style-name="Strong_20_Emphasis">Операторы и выражения:</text:span></text:p>
          <text:list>
            <text:list-item>
              <text:p text:style-name="P3">Действия, которые выполняются над данными (арифметические операции, логические операторы).</text:p>
            </text:list-item>
          </text:list>
        </text:list-item>
        <text:list-item>
          <text:p text:style-name="P2"><text:span text:style-name="Strong_20_Emphasis">Условные операторы:</text:span></text:p>
          <text:list>
            <text:list-item>
              <text:p text:style-name="P3"><text:span text:style-name="Source_20_Text">if</text:span>, <text:span text:style-name="Source_20_Text">else if</text:span>, <text:span text:style-name="Source_20_Text">else</text:span>, <text:span text:style-name="Source_20_Text">switch</text:span> - для принятия решений на основе условий.</text:p>
            </text:list-item>
          </text:list>
        </text:list-item>
        <text:list-item>
          <text:p text:style-name="P2"><text:span text:style-name="Strong_20_Emphasis">Циклы:</text:span></text:p>
          <text:list>
            <text:list-item>
              <text:p text:style-name="P3"><text:span text:style-name="Source_20_Text">for</text:span>, <text:span text:style-name="Source_20_Text">while</text:span>, <text:span text:style-name="Source_20_Text">do...while</text:span> - для повторного выполнения блоков кода.</text:p>
            </text:list-item>
          </text:list>
        </text:list-item>
        <text:list-item>
          <text:p text:style-name="P2"><text:span text:style-name="Strong_20_Emphasis">Функции:</text:span></text:p>
          <text:list>
            <text:list-item>
              <text:p text:style-name="P3">Блоки кода, которые выполняют определенную задачу и могут быть вызваны из других частей программы.</text:p>
            </text:list-item>
          </text:list>
        </text:list-item>
        <text:list-item>
          <text:p text:style-name="P2"><text:span text:style-name="Strong_20_Emphasis">Объекты:</text:span></text:p>
          <text:list>
            <text:list-item>
              <text:p text:style-name="P3">Объединение данных и их поведения в единый объект, используется для моделирования реального мира.</text:p>
            </text:list-item>
          </text:list>
        </text:list-item>
        <text:list-item>
          <text:p text:style-name="P2"><text:span text:style-name="Strong_20_Emphasis">Массивы:</text:span></text:p>
          <text:list>
            <text:list-item>
              <text:p text:style-name="P3">Упорядоченные списки данных, которые можно хранить и обрабатывать как единое целое.</text:p>
            </text:list-item>
          </text:list>
        </text:list-item>
        <text:list-item>
          <text:p text:style-name="P2"><text:span text:style-name="Strong_20_Emphasis">Обработка ошибок:</text:span></text:p>
          <text:list>
            <text:list-item>
              <text:p text:style-name="P3"><text:span text:style-name="Source_20_Text">try</text:span>, <text:span text:style-name="Source_20_Text">catch</text:span>, <text:span text:style-name="Source_20_Text">finally</text:span> - для обработки и управления ошибками в коде.</text:p>
            </text:list-item>
          </text:list>
        </text:list-item>
        <text:list-item>
          <text:p text:style-name="P2"><text:span text:style-name="Strong_20_Emphasis">События:</text:span></text:p>
          <text:list>
            <text:list-item>
              <text:p text:style-name="P3">Взаимодействие с пользователем через различные события (нажатия кнопок, загрузка страницы и т.д.).</text:p>
            </text:list-item>
          </text:list>
        </text:list-item>
        <text:list-item>
          <text:p text:style-name="P2"><text:span text:style-name="Strong_20_Emphasis">DOM (Document Object Model):</text:span></text:p>
          <text:list>
            <text:list-item>
              <text:p text:style-name="P3">Модель объектов, представляющая HTML-документ как структурированное дерево объектов, с которым JavaScript может взаимодействовать.</text:p>
            </text:list-item>
          </text:list>
        </text:list-item>
        <text:list-item>
          <text:p text:style-name="P2"><text:span text:style-name="Strong_20_Emphasis">Асинхронность:</text:span></text:p>
          <text:list>
            <text:list-item>
              <text:p text:style-name="P2">Возможность выполнения задачи без блокирования основного потока выполнения, например, через использование колбэков, промисов, async/await.</text:p>
            </text:list-item>
          </text:list>
        </text:list-item>
      </text:list>
      <text:h text:style-name="P4" text:outline-level="3">Общий обзор:</text:h>
      <text:p text:style-name="P1">JavaScript - это мощный язык программирования, который используется для добавления <text:soft-page-break/>интерактивности и динамизма на веб-страницы. Он работает в браузере пользователя и может взаимодействовать с HTML и CSS, делая веб-приложения более функциональными и адаптивными. JavaScript также может быть использован на серверной стороне для создания бэкенд-логики с помощью платформы Node.j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2:21:23.23</dc:date>
    <meta:document-statistic meta:table-count="0" meta:image-count="0" meta:object-count="0" meta:page-count="2" meta:paragraph-count="28" meta:word-count="255" meta:character-count="1883"/>
    <dc:creator>Dima Wide</dc:creator>
    <meta:user-defined meta:name="Info 1"/>
    <meta:user-defined meta:name="Info 2"/>
    <meta:user-defined meta:name="Info 3"/>
    <meta:user-defined meta:name="Info 4"/>
  </office:meta>
</office:document-meta>
</file>